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f79" officeooo:paragraph-rsid="0016ef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ym Derrima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0:19:48.081753884</meta:creation-date>
    <meta:generator>LibreOffice/24.2.6.2$Linux_X86_64 LibreOffice_project/420$Build-2</meta:generator>
    <dc:date>2024-11-21T10:20:39.519750258</dc:date>
    <meta:editing-duration>PT52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</office:meta>
</office:document-meta>
</file>